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8D000002121CCA9B58E294C6E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957cm" svg:height="10.516cm" svg:x="4.504cm" svg:y="9.879cm">
          <draw:image xlink:href="Pictures/100000000000028D000002121CCA9B58E294C6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05:05.459807833</meta:creation-date>
    <dc:date>2018-04-26T16:05:22.643231473</dc:date>
    <meta:editing-duration>PT1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